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Bibliography_20_1">
      <style:paragraph-properties>
        <style:tab-stops/>
      </style:paragraph-properties>
    </style:style>
    <style:style style:name="P14" style:family="paragraph" style:parent-style-name="Figur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 </text:span><text:span text:style-name="T1"><text:bibliography-mark text:identifier="ADAM00" text:bibliography-type="article" text:author="Adam" text:booktitle="How to" text:publisher="ZCU" text:year="2006">[1]</text:bibliography-mark></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 <text:bibliography-mark text:identifier="novak" text:bibliography-type="book" text:address="Praha" text:author="Novák Petr" text:publisher="Nakladatelství Zdraví" text:title="Moderní metody prevence ve zdravotnictví." text:year="2023" text:isbn="978-1-234-56789-0">[2]</text:bibliography-mark><text:bibliography-mark text:identifier="simkova" text:bibliography-type="book" text:address="Ostrava" text:author="Šimková  Alena" text:publisher="Medika Books" text:title="Farmakologie v klinické praxi: Teorie a aplikace" text:year="2019" text:isbn="979-4-5678-1234-7">[3]</text:bibliography-mark><text:bibliography-mark text:identifier="jelinek" text:bibliography-type="article" text:author="Jelínek Václav" text:journal="Technologie ve zdravotnictví" text:number="2" text:pages="10--19" text:title="Robotická chirurgie a její přínos pro pacienty" text:volume="15" text:year="2021">[4]</text:bibliography-mark></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p text:style-name="P13">1: Adam, , 2006</text:p>
            <text:p text:style-name="P13">2: Novák Petr, Moderní metody prevence ve zdravotnictví., 2023</text:p>
            <text:p text:style-name="P13">3: Jelínek Václav, Robotická chirurgie a její přínos pro pacienty, 2021</text:p>
            <text:p text:style-name="P13">4: Šimková <text:s/>Alena, Farmakologie v klinické praxi: Teorie a aplikace, 2019</text:p>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7T22:52:02.434776000</dc:date>
    <meta:generator>LibreOffice/25.8.3.2$MacOSX_AARCH64 LibreOffice_project/8ca8d55c161d602844f5428fa4b58097424e324e</meta:generator>
    <meta:initial-creator/>
    <meta:creation-date>2025-12-28T20:01:58.000</meta:creation-date>
    <meta:keyword/>
    <meta:editing-duration>P3DT16H28M14S</meta:editing-duration>
    <meta:editing-cycles>183</meta:editing-cycles>
    <meta:document-statistic meta:table-count="0" meta:image-count="1" meta:object-count="0" meta:page-count="15" meta:paragraph-count="100" meta:word-count="2326" meta:character-count="18150" meta:non-whitespace-character-count="15935"/>
    <meta:user-defined meta:name="Category"/>
    <meta:user-defined meta:name="Company"/>
    <meta:user-defined meta:name="IndividualWorkKey"/>
    <meta:user-defined meta:name="Manager"/>
  </office:meta>
</office:document-meta>
</file>